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19.35mm"/>
    </style:style>
    <style:style style:name="co5" style:family="table-column">
      <style:table-column-properties fo:break-before="auto" style:column-width="21.48mm"/>
    </style:style>
    <style:style style:name="co6" style:family="table-column">
      <style:table-column-properties fo:break-before="auto" style:column-width="21.8mm"/>
    </style:style>
    <style:style style:name="co7" style:family="table-column">
      <style:table-column-properties fo:break-before="auto" style:column-width="21.18mm"/>
    </style:style>
    <style:style style:name="co8" style:family="table-column">
      <style:table-column-properties fo:break-before="auto" style:column-width="17.85mm"/>
    </style:style>
    <style:style style:name="co9" style:family="table-column">
      <style:table-column-properties fo:break-before="auto" style:column-width="16.63mm"/>
    </style:style>
    <style:style style:name="co10" style:family="table-column">
      <style:table-column-properties fo:break-before="auto" style:column-width="18.15mm"/>
    </style:style>
    <style:style style:name="co11" style:family="table-column">
      <style:table-column-properties fo:break-before="auto" style:column-width="28.13mm"/>
    </style:style>
    <style:style style:name="co12" style:family="table-column">
      <style:table-column-properties fo:break-before="auto" style:column-width="31.77mm"/>
    </style:style>
    <style:style style:name="co13" style:family="table-column">
      <style:table-column-properties fo:break-before="auto" style:column-width="29.17mm"/>
    </style:style>
    <style:style style:name="co14" style:family="table-column">
      <style:table-column-properties fo:break-before="auto" style:column-width="28.73mm"/>
    </style:style>
    <style:style style:name="co15" style:family="table-column">
      <style:table-column-properties fo:break-before="auto" style:column-width="27.83mm"/>
    </style:style>
    <style:style style:name="co16" style:family="table-column">
      <style:table-column-properties fo:break-before="auto" style:column-width="29.47mm"/>
    </style:style>
    <style:style style:name="co17" style:family="table-column">
      <style:table-column-properties fo:break-before="auto" style:column-width="24.87mm"/>
    </style:style>
    <style:style style:name="co18" style:family="table-column">
      <style:table-column-properties fo:break-before="auto" style:column-width="45.38mm"/>
    </style:style>
    <style:style style:name="ro1" style:family="table-row">
      <style:table-row-properties style:row-height="14.9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ext-properties fo:font-weight="normal" style:font-weight-asian="normal" style:font-weight-complex="normal"/>
    </style:style>
    <style:style style:name="ce5" style:family="table-cell" style:parent-style-name="Default" style:data-style-name="N4">
      <style:table-cell-properties fo:background-color="#ff0000"/>
    </style:style>
    <style:style style:name="ce6" style:family="table-cell" style:parent-style-name="Default" style:data-style-name="N4">
      <style:table-cell-properties fo:background-color="#00ff00"/>
    </style:style>
    <style:style style:name="ce7" style:family="table-cell" style:parent-style-name="Default" style:data-style-name="N4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00ff00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6" table:default-cell-style-name="ce2"/>
        <table:table-column table:style-name="co11" table:number-columns-repeated="2" table:default-cell-style-name="ce2"/>
        <table:table-column table:style-name="co18" table:default-cell-style-name="Default"/>
        <table:table-column table:style-name="co2" table:default-cell-style-name="ce9"/>
        <table:table-column table:style-name="co2" table:default-cell-style-name="Default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/infocentrum?</text:p>
          </table:table-cell>
          <table:table-cell table:style-name="ce1" office:value-type="string" calcext:value-type="string">
            <text:p>počet center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zaměstnanců 2013</text:p>
          </table:table-cell>
          <table:table-cell table:style-name="ce1" office:value-type="string" calcext:value-type="string">
            <text:p>Zaměstnanců 2014</text:p>
          </table:table-cell>
          <table:table-cell table:style-name="ce1" office:value-type="string" calcext:value-type="string">
            <text:p>Zaměstnanců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 2013</text:p>
          </table:table-cell>
          <table:table-cell table:style-name="ce1" office:value-type="string" calcext:value-type="string">
            <text:p>Cena callcentrum 2014</text:p>
          </table:table-cell>
          <table:table-cell table:style-name="ce1" office:value-type="string" calcext:value-type="string">
            <text:p>Cena callcentrum 2015</text:p>
          </table:table-cell>
          <table:table-cell table:style-name="ce1" office:value-type="string" calcext:value-type="string">
            <text:p>Cena infocentrum 2013</text:p>
          </table:table-cell>
          <table:table-cell table:style-name="ce1" office:value-type="string" calcext:value-type="string">
            <text:p>Cena infocentrum 2014</text:p>
          </table:table-cell>
          <table:table-cell table:style-name="ce1" office:value-type="string" calcext:value-type="string">
            <text:p>Cena infocentrum 2015</text:p>
          </table:table-cell>
          <table:table-cell table:style-name="ce1" office:value-type="string" calcext:value-type="string">
            <text:p>Provoz callcentrum (h týdně)</text:p>
          </table:table-cell>
          <table:table-cell table:style-name="ce1" office:value-type="string" calcext:value-type="string">
            <text:p>Provoz infocentra (h týdně)</text:p>
          </table:table-cell>
          <table:table-cell table:style-name="ce1" office:value-type="string" calcext:value-type="string">
            <text:p>kolik odpověděli? (hodnocení)</text:p>
          </table:table-cell>
          <table:table-cell office:value-type="string" calcext:value-type="string">
            <text:p>poznámky</text:p>
          </table:table-cell>
          <table:table-cell table:style-name="ce8" office:value-type="string" calcext:value-type="string">
            <text:p>poskytnuli informaci?</text:p>
          </table:table-cell>
          <table:table-cell/>
        </table:table-row>
        <table:table-row table:style-name="ro2">
          <table:table-cell office:value-type="string" calcext:value-type="string">
            <text:p>Praha 1</text:p>
          </table:table-cell>
          <table:table-cell table:number-columns-repeated="24"/>
          <table:table-cell table:style-name="ce5" office:value-type="string" calcext:value-type="string">
            <text:p>nedostatečně</text:p>
          </table:table-cell>
          <table:table-cell office:value-type="string" calcext:value-type="string">
            <text:p>připraveno doplnění</text:p>
          </table:table-cell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49158" calcext:value-type="float">
            <text:p>49 158,00</text:p>
          </table:table-cell>
          <table:table-cell office:value-type="string" calcext:value-type="string">
            <text:p>ano</text:p>
          </table:table-cell>
          <table:table-cell/>
          <table:table-cell office:value-type="string" calcext:value-type="string">
            <text:p>Ano</text:p>
          </table:table-cell>
          <table:table-cell table:number-columns-repeated="6"/>
          <table:table-cell office:value-type="float" office:value="11063042" calcext:value-type="float">
            <text:p>11 063 042,00</text:p>
          </table:table-cell>
          <table:table-cell office:value-type="float" office:value="12150662" calcext:value-type="float">
            <text:p>12 150 662,00</text:p>
          </table:table-cell>
          <table:table-cell office:value-type="float" office:value="8483517" calcext:value-type="float">
            <text:p>8 483 517,00</text:p>
          </table:table-cell>
          <table:table-cell office:value-type="float" office:value="4031180" calcext:value-type="float">
            <text:p>4 031 180,00</text:p>
          </table:table-cell>
          <table:table-cell office:value-type="float" office:value="1789567" calcext:value-type="float">
            <text:p>1 789 567,00</text:p>
          </table:table-cell>
          <table:table-cell office:value-type="float" office:value="783334" calcext:value-type="float">
            <text:p>783 334,00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float" office:value="36" calcext:value-type="float">
            <text:p>36,00</text:p>
          </table:table-cell>
          <table:table-cell/>
          <table:table-cell table:style-name="ce6" office:value-type="string" calcext:value-type="string">
            <text:p>velmi dobře</text:p>
          </table:table-cell>
          <table:table-cell/>
          <table:table-cell table:style-name="ce10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2">
          <table:table-cell office:value-type="string" calcext:value-type="string">
            <text:p>Praha 3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4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5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6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7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8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9</text:p>
          </table:table-cell>
          <table:table-cell table:style-name="ce3" office:value-type="float" office:value="55569" calcext:value-type="float">
            <text:p>55 569,00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Ano</text:p>
          </table:table-cell>
          <table:table-cell table:number-columns-repeated="6"/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office:value-type="float" office:value="13059970" calcext:value-type="float">
            <text:p>13 059 970,00</text:p>
          </table:table-cell>
          <table:table-cell office:value-type="float" office:value="16139300" calcext:value-type="float">
            <text:p>16 139 300,00</text:p>
          </table:table-cell>
          <table:table-cell office:value-type="float" office:value="12543000" calcext:value-type="float">
            <text:p>12 543 000,00</text:p>
          </table:table-cell>
          <table:table-cell table:number-columns-repeated="6"/>
          <table:table-cell office:value-type="float" office:value="42.5" calcext:value-type="float">
            <text:p>42,50</text:p>
          </table:table-cell>
          <table:table-cell/>
          <table:table-cell table:style-name="ce6" office:value-type="string" calcext:value-type="string">
            <text:p>velmi dobře</text:p>
          </table:table-cell>
          <table:table-cell/>
          <table:table-cell table:style-name="ce10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2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number-columns-repeated="23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11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12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13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14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office:value-type="string" calcext:value-type="string">
            <text:p>Ano</text:p>
          </table:table-cell>
          <table:table-cell/>
          <table:table-cell office:value-type="string" calcext:value-type="string">
            <text:p>infocentrum</text:p>
          </table:table-cell>
          <table:table-cell table:number-columns-repeated="6"/>
          <table:table-cell office:value-type="float" office:value="9314652" calcext:value-type="float">
            <text:p>9 314 652,00</text:p>
          </table:table-cell>
          <table:table-cell office:value-type="float" office:value="7271178" calcext:value-type="float">
            <text:p>7 271 178,00</text:p>
          </table:table-cell>
          <table:table-cell office:value-type="float" office:value="4987768" calcext:value-type="float">
            <text:p>4 987 768,00</text:p>
          </table:table-cell>
          <table:table-cell office:value-type="float" office:value="6100000" calcext:value-type="float">
            <text:p>6 100 000,00</text:p>
          </table:table-cell>
          <table:table-cell office:value-type="float" office:value="4200000" calcext:value-type="float">
            <text:p>4 200 000,00</text:p>
          </table:table-cell>
          <table:table-cell office:value-type="float" office:value="1600000" calcext:value-type="float">
            <text:p>1 600 000,00</text:p>
          </table:table-cell>
          <table:table-cell table:number-columns-repeated="6"/>
          <table:table-cell office:value-type="float" office:value="40" calcext:value-type="float">
            <text:p>40,00</text:p>
          </table:table-cell>
          <table:table-cell/>
          <table:table-cell office:value-type="string" calcext:value-type="string">
            <text:p>N/A</text:p>
          </table:table-cell>
          <table:table-cell/>
          <table:table-cell table:style-name="ce10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2">
          <table:table-cell office:value-type="string" calcext:value-type="string">
            <text:p>Praha 16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17</text:p>
          </table:table-cell>
          <table:table-cell table:style-name="ce3" office:value-type="float" office:value="24802" calcext:value-type="float">
            <text:p>24 802,00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Ne</text:p>
          </table:table-cell>
          <table:table-cell table:number-columns-repeated="6"/>
          <table:table-cell office:value-type="float" office:value="2576000" calcext:value-type="float">
            <text:p>2 576 000,00</text:p>
          </table:table-cell>
          <table:table-cell office:value-type="float" office:value="3030000" calcext:value-type="float">
            <text:p>3 030 000,00</text:p>
          </table:table-cell>
          <table:table-cell office:value-type="float" office:value="3898000" calcext:value-type="float">
            <text:p>3 898 000,00</text:p>
          </table:table-cell>
          <table:table-cell office:value-type="float" office:value="293000" calcext:value-type="float">
            <text:p>293 000,00</text:p>
          </table:table-cell>
          <table:table-cell office:value-type="float" office:value="533000" calcext:value-type="float">
            <text:p>533 000,00</text:p>
          </table:table-cell>
          <table:table-cell office:value-type="float" office:value="375000" calcext:value-type="float">
            <text:p>375 000,00</text:p>
          </table:table-cell>
          <table:table-cell table:number-columns-repeated="6"/>
          <table:table-cell office:value-type="string" calcext:value-type="string">
            <text:p>N/A</text:p>
          </table:table-cell>
          <table:table-cell table:number-columns-repeated="3"/>
          <table:table-cell table:style-name="ce10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2">
          <table:table-cell office:value-type="string" calcext:value-type="string">
            <text:p>Praha 18</text:p>
          </table:table-cell>
          <table:table-cell table:style-name="ce3" office:value-type="float" office:value="18553" calcext:value-type="float">
            <text:p>18 553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54259" calcext:value-type="float">
            <text:p>854 259,00</text:p>
          </table:table-cell>
          <table:table-cell office:value-type="float" office:value="857954" calcext:value-type="float">
            <text:p>857 954,00</text:p>
          </table:table-cell>
          <table:table-cell office:value-type="float" office:value="858863" calcext:value-type="float">
            <text:p>858 863,00</text:p>
          </table:table-cell>
          <table:table-cell table:number-columns-repeated="2" office:value-type="string" calcext:value-type="string">
            <text:p>nesrozumitelné</text:p>
          </table:table-cell>
          <table:table-cell table:style-name="ce4" office:value-type="string" calcext:value-type="string">
            <text:p>nesrozumitelné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84800" calcext:value-type="float">
            <text:p>184 800,00</text:p>
          </table:table-cell>
          <table:table-cell office:value-type="float" office:value="186386" calcext:value-type="float">
            <text:p>186 386,00</text:p>
          </table:table-cell>
          <table:table-cell office:value-type="float" office:value="138600" calcext:value-type="float">
            <text:p>138 600,00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,00</text:p>
          </table:table-cell>
          <table:table-cell table:style-name="ce7" office:value-type="string" calcext:value-type="string">
            <text:p>dobře</text:p>
          </table:table-cell>
          <table:table-cell/>
          <table:table-cell table:style-name="ce10" office:value-type="string" calcext:value-type="string">
            <text:p>ano</text:p>
          </table:table-cell>
          <table:table-cell office:value-type="string" calcext:value-type="string">
            <text:p>nutná analýza</text:p>
          </table:table-cell>
        </table:table-row>
        <table:table-row table:style-name="ro2">
          <table:table-cell office:value-type="string" calcext:value-type="string">
            <text:p>Praha 19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3">
          <table:table-cell office:value-type="string" calcext:value-type="string">
            <text:p>Praha 20</text:p>
          </table:table-cell>
          <table:table-cell table:style-name="ce3" office:value-type="float" office:value="15201" calcext:value-type="float">
            <text:p>15 201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4717493.53" calcext:value-type="float">
            <text:p>4 717 493,53</text:p>
          </table:table-cell>
          <table:table-cell office:value-type="float" office:value="4411650.79" calcext:value-type="float">
            <text:p>4 411 650,79</text:p>
          </table:table-cell>
          <table:table-cell office:value-type="float" office:value="3322650.24" calcext:value-type="float">
            <text:p>3 322 650,24</text:p>
          </table:table-cell>
          <table:table-cell office:value-type="float" office:value="1097122.8" calcext:value-type="float">
            <text:p>1 097 122,80</text:p>
          </table:table-cell>
          <table:table-cell office:value-type="float" office:value="642933.65" calcext:value-type="float">
            <text:p>642 933,65</text:p>
          </table:table-cell>
          <table:table-cell office:value-type="float" office:value="2231409.4" calcext:value-type="float">
            <text:p>2 231 409,4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6" office:value-type="string" calcext:value-type="string">
            <text:p>velmi dobře</text:p>
          </table:table-cell>
          <table:table-cell/>
          <table:table-cell table:style-name="ce10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2">
          <table:table-cell office:value-type="string" calcext:value-type="string">
            <text:p>Praha 21</text:p>
          </table:table-cell>
          <table:table-cell table:style-name="ce3" office:value-type="float" office:value="10705" calcext:value-type="float">
            <text:p>10 705,00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Ne</text:p>
          </table:table-cell>
          <table:table-cell table:number-columns-repeated="6"/>
          <table:table-cell table:style-name="ce3" office:value-type="float" office:value="1555219" calcext:value-type="float">
            <text:p>1 555 219,00</text:p>
          </table:table-cell>
          <table:table-cell table:style-name="ce3" office:value-type="float" office:value="1681356" calcext:value-type="float">
            <text:p>1 681 356,00</text:p>
          </table:table-cell>
          <table:table-cell table:style-name="ce3" office:value-type="float" office:value="1435762" calcext:value-type="float">
            <text:p>1 435 762,00</text:p>
          </table:table-cell>
          <table:table-cell table:style-name="ce3" office:value-type="float" office:value="510000" calcext:value-type="float">
            <text:p>510 000,00</text:p>
          </table:table-cell>
          <table:table-cell table:style-name="ce3" office:value-type="float" office:value="553000" calcext:value-type="float">
            <text:p>553 000,00</text:p>
          </table:table-cell>
          <table:table-cell table:style-name="ce3" office:value-type="float" office:value="514000" calcext:value-type="float">
            <text:p>514 000,00</text:p>
          </table:table-cell>
          <table:table-cell table:number-columns-repeated="6"/>
          <table:table-cell office:value-type="float" office:value="0" calcext:value-type="float">
            <text:p>0,00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Ano</text:p>
          </table:table-cell>
          <table:table-cell table:style-name="ce3" table:number-columns-repeated="2"/>
          <table:table-cell table:number-columns-repeated="4"/>
          <table:table-cell table:style-name="ce3" office:value-type="float" office:value="1827013.26" calcext:value-type="float">
            <text:p>1 827 013,26</text:p>
          </table:table-cell>
          <table:table-cell table:style-name="ce3" office:value-type="float" office:value="2001481.67" calcext:value-type="float">
            <text:p>2 001 481,67</text:p>
          </table:table-cell>
          <table:table-cell table:style-name="ce3" office:value-type="float" office:value="1275299.9" calcext:value-type="float">
            <text:p>1 275 299,90</text:p>
          </table:table-cell>
          <table:table-cell table:style-name="ce3" office:value-type="float" office:value="1085000" calcext:value-type="float">
            <text:p>1 085 000,00</text:p>
          </table:table-cell>
          <table:table-cell table:style-name="ce3" office:value-type="float" office:value="1728700" calcext:value-type="float">
            <text:p>1 728 700,00</text:p>
          </table:table-cell>
          <table:table-cell table:style-name="ce3" office:value-type="float" office:value="1231600" calcext:value-type="float">
            <text:p>1 231 600,00</text:p>
          </table:table-cell>
          <table:table-cell table:style-name="ce3" table:number-columns-repeated="6"/>
          <table:table-cell office:value-type="float" office:value="23.5" calcext:value-type="float">
            <text:p>23,50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Poznámky: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Rok 2015 je pouze 1. až 9. měsíc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Počty obyvatel převzaty z Wikipedie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.00.0000</text:date>, <text:time style:data-style-name="N2" text:time-value="11:03:59.296467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0-20T12:50:07.200161326</dc:date>
    <meta:editing-duration>PT4H36M1S</meta:editing-duration>
    <meta:editing-cycles>27</meta:editing-cycles>
    <meta:generator>LibreOffice/4.4.2.2$Linux_X86_64 LibreOffice_project/40m0$Build-2</meta:generator>
    <meta:document-statistic meta:table-count="1" meta:cell-count="199" meta:object-count="0"/>
  </office:meta>
</office:document-meta>
</file>